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officeooo:rsid="003c4ae9"/>
    </style:style>
    <style:style style:name="P3" style:family="paragraph" style:parent-style-name="Text_20_body">
      <style:text-properties officeooo:rsid="003cdcba" officeooo:paragraph-rsid="003cdcba"/>
    </style:style>
    <style:style style:name="P4" style:family="paragraph" style:parent-style-name="Text_20_body">
      <style:text-properties officeooo:rsid="003cdcba" officeooo:paragraph-rsid="00501116"/>
    </style:style>
    <style:style style:name="P5" style:family="paragraph" style:parent-style-name="Text_20_body">
      <style:text-properties officeooo:rsid="003cdcba" officeooo:paragraph-rsid="005202c8"/>
    </style:style>
    <style:style style:name="P6" style:family="paragraph" style:parent-style-name="Text_20_body">
      <style:text-properties officeooo:rsid="003cdcba" officeooo:paragraph-rsid="00560253"/>
    </style:style>
    <style:style style:name="P7" style:family="paragraph" style:parent-style-name="Text_20_body">
      <style:text-properties officeooo:paragraph-rsid="003cdcba"/>
    </style:style>
    <style:style style:name="P8" style:family="paragraph" style:parent-style-name="Text_20_body">
      <style:text-properties officeooo:rsid="003e5c46" officeooo:paragraph-rsid="003e5c46"/>
    </style:style>
    <style:style style:name="P9" style:family="paragraph" style:parent-style-name="Text_20_body">
      <style:text-properties officeooo:rsid="00417fc1" officeooo:paragraph-rsid="00417fc1"/>
    </style:style>
    <style:style style:name="P10" style:family="paragraph" style:parent-style-name="Text_20_body">
      <style:text-properties officeooo:rsid="00417fc1" officeooo:paragraph-rsid="00421c81"/>
    </style:style>
    <style:style style:name="P11" style:family="paragraph" style:parent-style-name="Text_20_body">
      <style:text-properties officeooo:rsid="00417fc1" officeooo:paragraph-rsid="0047636c"/>
    </style:style>
    <style:style style:name="P12" style:family="paragraph" style:parent-style-name="Text_20_body">
      <style:text-properties fo:language="en" fo:country="US" officeooo:rsid="00421c81" officeooo:paragraph-rsid="00421c81"/>
    </style:style>
    <style:style style:name="P13" style:family="paragraph" style:parent-style-name="Text_20_body">
      <style:text-properties fo:language="en" fo:country="US" officeooo:rsid="0043afe8" officeooo:paragraph-rsid="0043afe8"/>
    </style:style>
    <style:style style:name="P14" style:family="paragraph" style:parent-style-name="Text_20_body">
      <style:text-properties fo:language="en" fo:country="US" officeooo:rsid="0057afb2" officeooo:paragraph-rsid="0057afb2"/>
    </style:style>
    <style:style style:name="P15" style:family="paragraph" style:parent-style-name="Text_20_body">
      <style:text-properties fo:language="en" fo:country="US" officeooo:rsid="00599c7d" officeooo:paragraph-rsid="00599c7d"/>
    </style:style>
    <style:style style:name="P16" style:family="paragraph" style:parent-style-name="Text_20_body">
      <style:text-properties fo:language="en" fo:country="US" officeooo:rsid="005b691f" officeooo:paragraph-rsid="005b691f"/>
    </style:style>
    <style:style style:name="P17" style:family="paragraph" style:parent-style-name="Text_20_body">
      <style:text-properties fo:language="en" fo:country="US" officeooo:rsid="005efb96" officeooo:paragraph-rsid="005efb96"/>
    </style:style>
    <style:style style:name="P18" style:family="paragraph" style:parent-style-name="Text_20_body">
      <style:text-properties fo:language="en" fo:country="US" officeooo:rsid="005f7242" officeooo:paragraph-rsid="005f7242"/>
    </style:style>
    <style:style style:name="P19" style:family="paragraph" style:parent-style-name="Text_20_body">
      <style:text-properties fo:language="en" fo:country="US" fo:font-weight="normal" officeooo:rsid="0043afe8" officeooo:paragraph-rsid="0077b2ab" style:font-weight-asian="normal" style:font-weight-complex="normal"/>
    </style:style>
    <style:style style:name="P20" style:family="paragraph" style:parent-style-name="Text_20_body">
      <style:text-properties fo:language="en" fo:country="US" fo:font-weight="normal" officeooo:rsid="006c2bf6" officeooo:paragraph-rsid="0077b2ab" style:font-weight-asian="normal" style:font-weight-complex="normal"/>
    </style:style>
    <style:style style:name="P21" style:family="paragraph" style:parent-style-name="Text_20_body">
      <style:text-properties fo:language="en" fo:country="US" fo:font-weight="normal" officeooo:rsid="006d5746" officeooo:paragraph-rsid="006c2bf6" style:font-weight-asian="normal" style:font-weight-complex="normal"/>
    </style:style>
    <style:style style:name="P22" style:family="paragraph" style:parent-style-name="Text_20_body">
      <style:text-properties fo:language="en" fo:country="US" fo:font-weight="normal" officeooo:rsid="006d5746" officeooo:paragraph-rsid="0077b2ab" style:font-weight-asian="normal" style:font-weight-complex="normal"/>
    </style:style>
    <style:style style:name="P23" style:family="paragraph" style:parent-style-name="Text_20_body">
      <style:text-properties fo:language="en" fo:country="US" fo:font-weight="normal" officeooo:rsid="006ff559" officeooo:paragraph-rsid="0077b2ab" style:font-weight-asian="normal" style:font-weight-complex="normal"/>
    </style:style>
    <style:style style:name="P24" style:family="paragraph" style:parent-style-name="Text_20_body">
      <style:text-properties fo:language="en" fo:country="US" officeooo:rsid="006c2bf6" officeooo:paragraph-rsid="0077b2ab"/>
    </style:style>
    <style:style style:name="P25" style:family="paragraph" style:parent-style-name="Text_20_body">
      <style:text-properties fo:language="en" fo:country="US" officeooo:rsid="00791487" officeooo:paragraph-rsid="00791487"/>
    </style:style>
    <style:style style:name="P26" style:family="paragraph" style:parent-style-name="Text_20_body">
      <style:text-properties officeooo:rsid="004c4c4e" officeooo:paragraph-rsid="00501116"/>
    </style:style>
    <style:style style:name="P27" style:family="paragraph" style:parent-style-name="Text_20_body">
      <style:text-properties officeooo:rsid="004c4c4e" officeooo:paragraph-rsid="006c2bf6"/>
    </style:style>
    <style:style style:name="P28" style:family="paragraph" style:parent-style-name="Text_20_body">
      <style:text-properties officeooo:rsid="004c4c4e" officeooo:paragraph-rsid="0077b2ab"/>
    </style:style>
    <style:style style:name="P29" style:family="paragraph" style:parent-style-name="Text_20_body">
      <style:text-properties officeooo:rsid="004eff36" officeooo:paragraph-rsid="00501116"/>
    </style:style>
    <style:style style:name="P30" style:family="paragraph" style:parent-style-name="Text_20_body">
      <style:text-properties officeooo:paragraph-rsid="00501116"/>
    </style:style>
    <style:style style:name="P31" style:family="paragraph" style:parent-style-name="Text_20_body">
      <style:text-properties officeooo:rsid="005ad43b" officeooo:paragraph-rsid="005ad43b"/>
    </style:style>
    <style:style style:name="P32" style:family="paragraph" style:parent-style-name="Text_20_body">
      <style:text-properties style:text-line-through-style="solid" style:text-line-through-type="single"/>
    </style:style>
    <style:style style:name="P33" style:family="paragraph" style:parent-style-name="Text_20_body">
      <style:text-properties style:text-line-through-style="solid" style:text-line-through-type="single" officeooo:paragraph-rsid="003cdcba"/>
    </style:style>
    <style:style style:name="P34" style:family="paragraph" style:parent-style-name="Text_20_body">
      <style:text-properties style:text-line-through-style="solid" style:text-line-through-type="single" officeooo:rsid="004bf644" officeooo:paragraph-rsid="004bf644"/>
    </style:style>
    <style:style style:name="P35" style:family="paragraph" style:parent-style-name="Text_20_body">
      <style:text-properties style:text-line-through-style="solid" style:text-line-through-type="single" officeooo:rsid="0043afe8" officeooo:paragraph-rsid="0043afe8"/>
    </style:style>
    <style:style style:name="P36" style:family="paragraph" style:parent-style-name="Text_20_body">
      <style:text-properties style:text-line-through-style="solid" style:text-line-through-type="single" fo:language="en" fo:country="US" officeooo:rsid="00421c81" officeooo:paragraph-rsid="00421c81"/>
    </style:style>
    <style:style style:name="P37" style:family="paragraph" style:parent-style-name="Text_20_body">
      <style:text-properties officeooo:rsid="0063fa81" officeooo:paragraph-rsid="0063fa81"/>
    </style:style>
    <style:style style:name="P38" style:family="paragraph" style:parent-style-name="Text_20_body">
      <style:text-properties style:text-line-through-style="none" style:text-line-through-type="none" fo:language="en" fo:country="US" officeooo:rsid="00421c81" officeooo:paragraph-rsid="0064a8c2"/>
    </style:style>
    <style:style style:name="P39" style:family="paragraph" style:parent-style-name="Text_20_body">
      <style:text-properties officeooo:rsid="00698413" officeooo:paragraph-rsid="006c2bf6"/>
    </style:style>
    <style:style style:name="P40" style:family="paragraph" style:parent-style-name="Text_20_body">
      <style:text-properties officeooo:rsid="00698413" officeooo:paragraph-rsid="0077b2ab"/>
    </style:style>
    <style:style style:name="P41" style:family="paragraph" style:parent-style-name="Text_20_body">
      <style:text-properties officeooo:rsid="0069c4f2" officeooo:paragraph-rsid="0069c4f2"/>
    </style:style>
    <style:style style:name="P42" style:family="paragraph" style:parent-style-name="Text_20_body">
      <style:text-properties fo:language="cs" fo:country="CZ" officeooo:rsid="0057afb2" officeooo:paragraph-rsid="0057afb2"/>
    </style:style>
    <style:style style:name="P43" style:family="paragraph" style:parent-style-name="Text_20_body">
      <style:text-properties fo:language="cs" fo:country="CZ" officeooo:rsid="00599c7d" officeooo:paragraph-rsid="00599c7d"/>
    </style:style>
    <style:style style:name="P44" style:family="paragraph" style:parent-style-name="Text_20_body">
      <style:text-properties fo:language="cs" fo:country="CZ" officeooo:rsid="005b691f" officeooo:paragraph-rsid="005b691f"/>
    </style:style>
    <style:style style:name="P45" style:family="paragraph" style:parent-style-name="Text_20_body">
      <style:text-properties fo:language="cs" fo:country="CZ" officeooo:rsid="005efb96" officeooo:paragraph-rsid="005efb96"/>
    </style:style>
    <style:style style:name="P46" style:family="paragraph" style:parent-style-name="Text_20_body">
      <style:text-properties fo:language="cs" fo:country="CZ" officeooo:rsid="007b1936" officeooo:paragraph-rsid="007b1936"/>
    </style:style>
    <style:style style:name="P47" style:family="paragraph" style:parent-style-name="Text_20_body">
      <style:text-properties fo:language="cs" fo:country="CZ" officeooo:rsid="0063fa81" officeooo:paragraph-rsid="0063fa81"/>
    </style:style>
    <style:style style:name="P48" style:family="paragraph" style:parent-style-name="Text_20_body">
      <style:text-properties fo:language="cs" fo:country="CZ" officeooo:rsid="0047636c" officeooo:paragraph-rsid="0047636c" fo:background-color="transparent"/>
    </style:style>
    <style:style style:name="P49" style:family="paragraph" style:parent-style-name="Text_20_body">
      <style:text-properties fo:language="cs" fo:country="CZ" officeooo:rsid="00644e57" officeooo:paragraph-rsid="00644e57" fo:background-color="transparent"/>
    </style:style>
    <style:style style:name="P50" style:family="paragraph" style:parent-style-name="Text_20_body">
      <style:text-properties fo:language="cs" fo:country="CZ" fo:font-weight="normal" officeooo:rsid="0074d49a" officeooo:paragraph-rsid="0077b2ab" style:font-weight-asian="normal" style:font-weight-complex="normal"/>
    </style:style>
    <style:style style:name="P51" style:family="paragraph" style:parent-style-name="Text_20_body">
      <style:text-properties fo:language="cs" fo:country="CZ" fo:font-weight="normal" officeooo:rsid="007e333c" officeooo:paragraph-rsid="007e333c" style:font-weight-asian="normal" style:font-weight-complex="normal"/>
    </style:style>
    <style:style style:name="P52" style:family="paragraph" style:parent-style-name="Text_20_body">
      <style:text-properties fo:language="cs" fo:country="CZ" fo:font-weight="normal" officeooo:rsid="00802a03" officeooo:paragraph-rsid="00802a03" style:font-weight-asian="normal" style:font-weight-complex="normal"/>
    </style:style>
    <style:style style:name="P53" style:family="paragraph" style:parent-style-name="Heading_20_3">
      <style:text-properties officeooo:rsid="00417fc1" officeooo:paragraph-rsid="00644e57"/>
    </style:style>
    <style:style style:name="P54" style:family="paragraph" style:parent-style-name="Heading_20_3">
      <style:text-properties style:text-line-through-style="solid" style:text-line-through-type="single" officeooo:paragraph-rsid="00421c81"/>
    </style:style>
    <style:style style:name="P55" style:family="paragraph" style:parent-style-name="Heading_20_2">
      <style:text-properties officeooo:rsid="003cdcba" officeooo:paragraph-rsid="003cdcba"/>
    </style:style>
    <style:style style:name="P56" style:family="paragraph" style:parent-style-name="Heading_20_2">
      <style:text-properties style:text-line-through-style="solid" style:text-line-through-type="single"/>
    </style:style>
    <style:style style:name="P57" style:family="paragraph" style:parent-style-name="Heading_20_2">
      <style:text-properties style:text-line-through-style="solid" style:text-line-through-type="single" officeooo:rsid="00417fc1" officeooo:paragraph-rsid="0043afe8"/>
    </style:style>
    <style:style style:name="P58" style:family="paragraph" style:parent-style-name="Heading_20_1">
      <style:text-properties fo:language="en" fo:country="US" officeooo:rsid="0077b2ab" officeooo:paragraph-rsid="0077b2ab"/>
    </style:style>
    <style:style style:name="P59" style:family="paragraph" style:parent-style-name="Heading_20_1" style:master-page-name="Standard">
      <style:paragraph-properties fo:text-align="start" style:justify-single-word="false" style:page-number="auto"/>
      <style:text-properties officeooo:rsid="003cdcba" officeooo:paragraph-rsid="003cdcba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421c81"/>
    </style:style>
    <style:style style:name="T3" style:family="text">
      <style:text-properties fo:language="cs" fo:country="CZ" fo:background-color="transparent" loext:char-shading-value="0"/>
    </style:style>
    <style:style style:name="T4" style:family="text">
      <style:text-properties fo:language="cs" fo:country="CZ" officeooo:rsid="0043afe8" fo:background-color="transparent" loext:char-shading-value="0"/>
    </style:style>
    <style:style style:name="T5" style:family="text">
      <style:text-properties fo:language="cs" fo:country="CZ" officeooo:rsid="0047636c" fo:background-color="transparent" loext:char-shading-value="0"/>
    </style:style>
    <style:style style:name="T6" style:family="text">
      <style:text-properties fo:language="cs" fo:country="CZ" officeooo:rsid="0048edf1" fo:background-color="transparent" loext:char-shading-value="0"/>
    </style:style>
    <style:style style:name="T7" style:family="text">
      <style:text-properties fo:language="cs" fo:country="CZ" officeooo:rsid="004ae356" fo:background-color="transparent" loext:char-shading-value="0"/>
    </style:style>
    <style:style style:name="T8" style:family="text">
      <style:text-properties fo:language="cs" fo:country="CZ" officeooo:rsid="004b35fb" fo:background-color="transparent" loext:char-shading-value="0"/>
    </style:style>
    <style:style style:name="T9" style:family="text">
      <style:text-properties fo:language="cs" fo:country="CZ" officeooo:rsid="00644e57" fo:background-color="transparent" loext:char-shading-value="0"/>
    </style:style>
    <style:style style:name="T10" style:family="text">
      <style:text-properties fo:language="cs" fo:country="CZ" officeooo:rsid="0045d036"/>
    </style:style>
    <style:style style:name="T11" style:family="text">
      <style:text-properties fo:language="cs" fo:country="CZ" officeooo:rsid="0047636c"/>
    </style:style>
    <style:style style:name="T12" style:family="text">
      <style:text-properties fo:language="cs" fo:country="CZ" officeooo:rsid="004bf644"/>
    </style:style>
    <style:style style:name="T13" style:family="text">
      <style:text-properties fo:language="cs" fo:country="CZ" officeooo:rsid="004c4c4e"/>
    </style:style>
    <style:style style:name="T14" style:family="text">
      <style:text-properties fo:language="cs" fo:country="CZ" officeooo:rsid="004d2055"/>
    </style:style>
    <style:style style:name="T15" style:family="text">
      <style:text-properties fo:language="cs" fo:country="CZ" officeooo:rsid="004eff36"/>
    </style:style>
    <style:style style:name="T16" style:family="text">
      <style:text-properties fo:language="cs" fo:country="CZ" officeooo:rsid="005bae73"/>
    </style:style>
    <style:style style:name="T17" style:family="text">
      <style:text-properties fo:language="cs" fo:country="CZ" officeooo:rsid="005bf52d"/>
    </style:style>
    <style:style style:name="T18" style:family="text">
      <style:text-properties fo:language="cs" fo:country="CZ" officeooo:rsid="005d29c2"/>
    </style:style>
    <style:style style:name="T19" style:family="text">
      <style:text-properties fo:language="cs" fo:country="CZ" officeooo:rsid="005f6001"/>
    </style:style>
    <style:style style:name="T20" style:family="text">
      <style:text-properties fo:language="cs" fo:country="CZ" officeooo:rsid="005f7242"/>
    </style:style>
    <style:style style:name="T21" style:family="text">
      <style:text-properties fo:language="cs" fo:country="CZ" officeooo:rsid="00611243"/>
    </style:style>
    <style:style style:name="T22" style:family="text">
      <style:text-properties fo:language="cs" fo:country="CZ" officeooo:rsid="00624e1a"/>
    </style:style>
    <style:style style:name="T23" style:family="text">
      <style:text-properties fo:language="cs" fo:country="CZ" officeooo:rsid="0062adf8"/>
    </style:style>
    <style:style style:name="T24" style:family="text">
      <style:text-properties fo:language="cs" fo:country="CZ" officeooo:rsid="0064a8c2"/>
    </style:style>
    <style:style style:name="T25" style:family="text">
      <style:text-properties fo:language="cs" fo:country="CZ" fo:font-weight="bold" style:font-weight-asian="bold" style:font-weight-complex="bold"/>
    </style:style>
    <style:style style:name="T26" style:family="text">
      <style:text-properties fo:language="cs" fo:country="CZ" fo:font-weight="bold" officeooo:rsid="004c4c4e" style:font-weight-asian="bold" style:font-weight-complex="bold"/>
    </style:style>
    <style:style style:name="T27" style:family="text">
      <style:text-properties fo:language="cs" fo:country="CZ" fo:font-weight="bold" officeooo:rsid="004bf644" style:font-weight-asian="bold" style:font-weight-complex="bold"/>
    </style:style>
    <style:style style:name="T28" style:family="text">
      <style:text-properties fo:language="cs" fo:country="CZ" fo:font-weight="bold" officeooo:rsid="004d2055" style:font-weight-asian="bold" style:font-weight-complex="bold"/>
    </style:style>
    <style:style style:name="T29" style:family="text">
      <style:text-properties fo:language="cs" fo:country="CZ" officeooo:rsid="006c2bf6"/>
    </style:style>
    <style:style style:name="T30" style:family="text">
      <style:text-properties fo:language="cs" fo:country="CZ" officeooo:rsid="006e766d"/>
    </style:style>
    <style:style style:name="T31" style:family="text">
      <style:text-properties fo:language="cs" fo:country="CZ" officeooo:rsid="006ff559"/>
    </style:style>
    <style:style style:name="T32" style:family="text">
      <style:text-properties fo:language="cs" fo:country="CZ" officeooo:rsid="0070df32"/>
    </style:style>
    <style:style style:name="T33" style:family="text">
      <style:text-properties fo:language="cs" fo:country="CZ" officeooo:rsid="0074d49a"/>
    </style:style>
    <style:style style:name="T34" style:family="text">
      <style:text-properties fo:language="cs" fo:country="CZ" officeooo:rsid="00763e2c"/>
    </style:style>
    <style:style style:name="T35" style:family="text">
      <style:text-properties fo:language="cs" fo:country="CZ" officeooo:rsid="00794b12"/>
    </style:style>
    <style:style style:name="T36" style:family="text">
      <style:text-properties fo:language="cs" fo:country="CZ" officeooo:rsid="007aaadc"/>
    </style:style>
    <style:style style:name="T37" style:family="text">
      <style:text-properties fo:language="cs" fo:country="CZ" officeooo:rsid="007b28ab"/>
    </style:style>
    <style:style style:name="T38" style:family="text">
      <style:text-properties fo:language="cs" fo:country="CZ" officeooo:rsid="007bfc9b"/>
    </style:style>
    <style:style style:name="T39" style:family="text">
      <style:text-properties fo:language="cs" fo:country="CZ" officeooo:rsid="007dc931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421c81"/>
    </style:style>
    <style:style style:name="T42" style:family="text">
      <style:text-properties fo:language="en" fo:country="US" officeooo:rsid="00421c81" fo:background-color="#ff950e" loext:char-shading-value="0"/>
    </style:style>
    <style:style style:name="T43" style:family="text">
      <style:text-properties fo:language="en" fo:country="US" officeooo:rsid="00421c81" fo:background-color="#ff0000" loext:char-shading-value="0"/>
    </style:style>
    <style:style style:name="T44" style:family="text">
      <style:text-properties fo:language="en" fo:country="US" officeooo:rsid="00421c81" fo:background-color="transparent" loext:char-shading-value="0"/>
    </style:style>
    <style:style style:name="T45" style:family="text">
      <style:text-properties fo:language="en" fo:country="US" officeooo:rsid="0047636c" fo:background-color="transparent" loext:char-shading-value="0"/>
    </style:style>
    <style:style style:name="T46" style:family="text">
      <style:text-properties fo:language="en" fo:country="US" officeooo:rsid="006c2bf6"/>
    </style:style>
    <style:style style:name="T47" style:family="text">
      <style:text-properties fo:language="en" fo:country="US" officeooo:rsid="008114fa"/>
    </style:style>
    <style:style style:name="T48" style:family="text">
      <style:text-properties style:text-line-through-style="solid" style:text-line-through-type="single"/>
    </style:style>
    <style:style style:name="T49" style:family="text">
      <style:text-properties style:text-line-through-style="solid" style:text-line-through-type="single" fo:language="cs" fo:country="CZ" officeooo:rsid="004d2055"/>
    </style:style>
    <style:style style:name="T50" style:family="text">
      <style:text-properties style:text-line-through-style="solid" style:text-line-through-type="single" fo:language="cs" fo:country="CZ" officeooo:rsid="004eff36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413082"/>
    </style:style>
    <style:style style:name="T53" style:family="text">
      <style:text-properties officeooo:rsid="00421c81"/>
    </style:style>
    <style:style style:name="T54" style:family="text">
      <style:text-properties officeooo:rsid="004474d6"/>
    </style:style>
    <style:style style:name="T55" style:family="text">
      <style:text-properties style:use-window-font-color="true" fo:language="cs" fo:country="CZ" officeooo:rsid="0047636c" fo:background-color="transparent" loext:char-shading-value="0"/>
    </style:style>
    <style:style style:name="T56" style:family="text">
      <style:text-properties officeooo:rsid="00501116"/>
    </style:style>
    <style:style style:name="T57" style:family="text">
      <style:text-properties officeooo:rsid="00504fce"/>
    </style:style>
    <style:style style:name="T58" style:family="text">
      <style:text-properties officeooo:rsid="005202c8"/>
    </style:style>
    <style:style style:name="T59" style:family="text">
      <style:text-properties officeooo:rsid="005534d6"/>
    </style:style>
    <style:style style:name="T60" style:family="text">
      <style:text-properties officeooo:rsid="005567a8"/>
    </style:style>
    <style:style style:name="T61" style:family="text">
      <style:text-properties officeooo:rsid="00560253"/>
    </style:style>
    <style:style style:name="T62" style:family="text">
      <style:text-properties officeooo:rsid="005772ca"/>
    </style:style>
    <style:style style:name="T63" style:family="text">
      <style:text-properties officeooo:rsid="0062adf8"/>
    </style:style>
    <style:style style:name="T64" style:family="text">
      <style:text-properties officeooo:rsid="00644e57"/>
    </style:style>
    <style:style style:name="T65" style:family="text">
      <style:text-properties officeooo:rsid="0064a8c2"/>
    </style:style>
    <style:style style:name="T66" style:family="text">
      <style:text-properties officeooo:rsid="00679973"/>
    </style:style>
    <style:style style:name="T67" style:family="text">
      <style:text-properties officeooo:rsid="0069141a"/>
    </style:style>
    <style:style style:name="T68" style:family="text">
      <style:text-properties officeooo:rsid="00698413"/>
    </style:style>
    <style:style style:name="T69" style:family="text">
      <style:text-properties officeooo:rsid="0069873b"/>
    </style:style>
    <style:style style:name="T70" style:family="text">
      <style:text-properties officeooo:rsid="006a864e"/>
    </style:style>
    <style:style style:name="T71" style:family="text">
      <style:text-properties officeooo:rsid="006c2bf6"/>
    </style:style>
    <style:style style:name="T72" style:family="text">
      <style:text-properties officeooo:rsid="006e766d"/>
    </style:style>
    <style:style style:name="T73" style:family="text">
      <style:text-properties officeooo:rsid="006ff559"/>
    </style:style>
    <style:style style:name="T74" style:family="text">
      <style:text-properties officeooo:rsid="0070df32"/>
    </style:style>
    <style:style style:name="T75" style:family="text">
      <style:text-properties officeooo:rsid="00763e2c"/>
    </style:style>
    <style:style style:name="T76" style:family="text">
      <style:text-properties officeooo:rsid="0076f6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Typy damage, rezisty</text:h>
      <text:p text:style-name="P1"/>
      <text:h text:style-name="P55" text:outline-level="2">Rezisty</text:h>
      <text:p text:style-name="P7"/>
      <text:p text:style-name="P33">/*</text:p>
      <text:p text:style-name="P34">slash</text:p>
      <text:p text:style-name="P34">pierce</text:p>
      <text:p text:style-name="P34">crush</text:p>
      <text:p text:style-name="P34">fire</text:p>
      <text:p text:style-name="P34">frost</text:p>
      <text:p text:style-name="P34"/>
      <text:p text:style-name="P34">poison?</text:p>
      <text:p text:style-name="P34">acid?</text:p>
      <text:p text:style-name="P34">mind?</text:p>
      <text:p text:style-name="P34">*/</text:p>
      <text:p text:style-name="P7"/>
      <text:p text:style-name="P7"/>
      <text:p text:style-name="P30">/*</text:p>
      <text:p text:style-name="P26">Jiná idea:</text:p>
      <text:p text:style-name="P26"><text:span text:style-name="T46">echo &amp;w</text:span> slash</text:p>
      <text:p text:style-name="P26"><text:span text:style-name="T46">echo &amp;Y </text:span>pierce</text:p>
      <text:p text:style-name="P26"><text:span text:style-name="T46">echo &amp;k</text:span> crush</text:p>
      <text:p text:style-name="P27"><text:span text:style-name="T46">echo &amp;r</text:span> burn</text:p>
      <text:p text:style-name="P27"><text:span text:style-name="T46">echo </text:span><text:s/>internal</text:p>
      <text:p text:style-name="P39"><text:span text:style-name="T46">echo &amp;c</text:span> spiritual</text:p>
      <text:p text:style-name="P26"/>
      <text:p text:style-name="P29">slash, pierce, crush, burn, internal, <text:span text:style-name="T69">spiritual</text:span></text:p>
      <text:p text:style-name="P31">Různé kamenné sochy apod. budou mít imunitu na internal damage (tedy různé poisony, ale taky vypalování moznů mindem).</text:p>
      <text:p text:style-name="P31">Kostlivci budou odolní proti pierce, <text:span text:style-name="T67">ale</text:span> náchylní na slash <text:span text:style-name="T67">a burn</text:span>.</text:p>
      <text:p text:style-name="P31"/>
      <text:p text:style-name="P41">Spiritual jsou různé exorcismy, banish souly, atp. <text:span text:style-name="T70">Něco, co se nesnaží poškozovat fyzické tělo, ale spirituální podstatu cíle. Neživé předměty mají samozřejmě 100% spiritual resistance, ale třeba takový kamenný golem nebo socha může mít všechno vysoko, ale spiritual rezist 0%.</text:span></text:p>
      <text:p text:style-name="P30">*/</text:p>
      <text:p text:style-name="P30"/>
      <text:p text:style-name="P30"/>
      <text:p text:style-name="P3">Do čeho můžou dávat damage playeři (a jak)</text:p>
      <text:p text:style-name="P3"/>
      <text:p text:style-name="P4"><text:soft-page-break/>Fighter, Swordsman, Rogue, Assassin</text:p>
      <text:p text:style-name="P3">– <text:span text:style-name="T56">naplno</text:span> <text:span text:style-name="T56">slash, pierce, crush, částečně burn (různé ohnivé zbraně, acid arrow a tak), částečně internal (povětšinou jedy)</text:span></text:p>
      <text:p text:style-name="P4">– <text:span text:style-name="T57">všechno physical, jiné elementy jen když si nechají enchantnout zbraně (nebo seženou magické)</text:span></text:p>
      <text:p text:style-name="P3">Shaolin</text:p>
      <text:p text:style-name="P3">– <text:span text:style-name="T58">naplno všechno kromě internal</text:span></text:p>
      <text:p text:style-name="P3">– <text:span text:style-name="T58">z živlů zvládá asi physical a fire. Otázka je, jak bude dělat damage do jiných – leda bojovat zbraní</text:span></text:p>
      <text:p text:style-name="P3">Priest</text:p>
      <text:p text:style-name="P3">– <text:span text:style-name="T58">burn, internal</text:span></text:p>
      <text:p text:style-name="P3">– <text:span text:style-name="T59">nativně asi holy nebo unholy (kouzla). Jak do jiných je otázka</text:span></text:p>
      <text:p text:style-name="P3">Druid</text:p>
      <text:p text:style-name="P3">– <text:span text:style-name="T58">asi všechno dle libosti</text:span></text:p>
      <text:p text:style-name="P3">– <text:span text:style-name="T60">jeho kouzla jsou asi Life</text:span></text:p>
      <text:p text:style-name="P3">Monk</text:p>
      <text:p text:style-name="P5">– <text:span text:style-name="T58">naplno všechno kromě internal</text:span></text:p>
      <text:p text:style-name="P3">Sorcerer</text:p>
      <text:p text:style-name="P6">– <text:span text:style-name="T58">naplno všechno kromě internal</text:span></text:p>
      <text:p text:style-name="P3">Necromancer</text:p>
      <text:p text:style-name="P3">– <text:span text:style-name="T61">těžko říct. Pokud pojede přes folsy, tak asi všechno</text:span></text:p>
      <text:p text:style-name="P3">Psionic</text:p>
      <text:p text:style-name="P3">Nightblade</text:p>
      <text:p text:style-name="P7"/>
      <text:h text:style-name="Heading_20_3" text:outline-level="3">Kombinování rezistů</text:h>
      <text:p text:style-name="P9">Flaming sword může mít <text:span text:style-name="T53">třeba 60% </text:span><text:span text:style-name="T41">slash, 40% fire. V</text:span><text:span text:style-name="T2">ýpis pak bude: </text:span><text:span text:style-name="T41">You hit baby dragon with your </text:span><text:span text:style-name="T10">‚</text:span><text:span text:style-name="T44">mortal strike‛</text:span><text:span text:style-name="T41"> for </text:span><text:span text:style-name="T42">64</text:span><text:span text:style-name="T41"> and </text:span><text:span text:style-name="T43">33</text:span><text:span text:style-name="T44">.</text:span></text:p>
      <text:p text:style-name="P12"/>
      <text:h text:style-name="Heading_20_2" text:outline-level="2">Mob families</text:h>
      <text:p text:style-name="P8">Demon <text:span text:style-name="T54">(demon a devil je to samé, nebo ne?)</text:span>, Dragonkind, Elemental, Illusion (+ čeho je to iluze), Undead (+ z čeho je to undead – asi buď z humanoidů, nebo z giantů, nebo ze zvířat, možná i z draků), Humanoid, Animal, Giant, <text:span text:style-name="T66">Mechanical, Golem</text:span></text:p>
      <text:p text:style-name="P2"/>
      <text:h text:style-name="Heading_20_2" text:outline-level="2">Elements</text:h>
      <text:p text:style-name="P21"/>
      <text:p text:style-name="P13"><text:span text:style-name="T26">Physical, </text:span><text:span text:style-name="T51">Fire, Water</text:span><text:span text:style-name="T25">, Earth, Air, Death, Life, </text:span><text:span text:style-name="T27">Mind, </text:span><text:span text:style-name="T28">Arcane</text:span><text:span text:style-name="T14"> </text:span><text:span text:style-name="T49">/*, </text:span><text:span text:style-name="T50">Holy, Unholy */</text:span></text:p>
      <text:p text:style-name="P13"/>
      <text:p text:style-name="P18"><text:span text:style-name="T15">P</text:span><text:span text:style-name="T1">ozn: Frost je Water + Burn </text:span><text:span text:style-name="T21">nebo Water + Pierce (pokud to dělá sorc), Death + Internal pokud to dělá necromancer.</text:span></text:p>
      <text:p text:style-name="P25">Note: Ohe<text:span text:style-name="T1">ň (třeba od po</text:span><text:span text:style-name="T36">c</text:span><text:span text:style-name="T1">hodně) není nikdy physical, vždycky Fire. Jinak by na něj nefungovala například imunita ohnivých bytostí proti ohni. </text:span><text:span text:style-name="T35">Kromě burn může ale dělat taky internal (blood boil) nebo spiritual (soul fire).</text:span></text:p>
      <text:p text:style-name="P13"/>
      <text:p text:style-name="P14"><text:soft-page-break/><text:span text:style-name="T15">W</text:span><text:span text:style-name="T1">eapon enchanty mohou být:</text:span></text:p>
      <text:p text:style-name="P14"><text:span text:style-name="T1">– Fire (flaming blade), Death (lifestealing a tak?), Arcane (enchant weapon), </text:span><text:span text:style-name="T22">Life (Bless item)</text:span></text:p>
      <text:p text:style-name="P14"><text:span text:style-name="T22">/* </text:span><text:span text:style-name="T23">Asi by měly být vždycky 50% </text:span><text:span text:style-name="T63">damage transfer do jin</text:span><text:span text:style-name="T23">ého živlu (50% </text:span><text:span text:style-name="T63">tedy z</text:span><text:span text:style-name="T23">ůstane physical), aby bylo fakt znát, že mlátit zbraní do nehmotné bytosti není až tak dobrý nápad.</text:span><text:span text:style-name="T22"> */</text:span></text:p>
      <text:p text:style-name="P42">Psionic:</text:p>
      <text:p text:style-name="P42">– Mind, Arcane (telekineze), Fire (pyrokineze)</text:p>
      <text:p text:style-name="P43">Priest:</text:p>
      <text:p text:style-name="P15"><text:span text:style-name="T1">– Fire (holy fire), Death (harm, death prayer), </text:span><text:span text:style-name="T16">teoreticky možná Life – že by healy zraňovaly undeady?</text:span></text:p>
      <text:p text:style-name="P43">Sorc:</text:p>
      <text:p text:style-name="P43">– Fire, Water, Earth, Air, Arcane</text:p>
      <text:p text:style-name="P44">Druid</text:p>
      <text:p text:style-name="P16"><text:span text:style-name="T1">– </text:span><text:span text:style-name="T17">Water, Earth, Air, Fire. Physical pres folsy, </text:span><text:span text:style-name="T18">Life proti undeadum</text:span></text:p>
      <text:p text:style-name="P44">Nightblade</text:p>
      <text:p text:style-name="P16"><text:span text:style-name="T1">– </text:span><text:span text:style-name="T18">asi jako meleek + možná nějaká kouzla (</text:span><text:span text:style-name="T37">Fire, </text:span><text:span text:style-name="T18">Death, Mind?)</text:span></text:p>
      <text:p text:style-name="P17"><text:span text:style-name="T18">N</text:span><text:span text:style-name="T1">ecromancer</text:span></text:p>
      <text:p text:style-name="P17"><text:span text:style-name="T1">– Death, Fire, přes folsy Physical. </text:span><text:span text:style-name="T19">Může healova</text:span><text:span text:style-name="T38">t</text:span><text:span text:style-name="T19"> undeady (death damagí) a naopak je damagit lifetransferem (Life damage)</text:span></text:p>
      <text:p text:style-name="P45">Shaolin</text:p>
      <text:p text:style-name="P17"><text:span text:style-name="T1">– </text:span><text:span text:style-name="T20">Physical, Fire</text:span></text:p>
      <text:p text:style-name="P45">Monk</text:p>
      <text:p text:style-name="P46">– Jako priest a shaolin</text:p>
      <text:p text:style-name="P2"/>
      <text:p text:style-name="P37">Pozn: Mechanicalové (různí golemov<text:span text:style-name="T64">é</text:span> a tak) by asi měli ignorovat life a death úplně. I když, nemusí v sobě mít life, aby mohli fungovat? Asi musí.</text:p>
      <text:p text:style-name="P37">– Neživé předměty (dveře, hradní brána) rozhodně ale 100%<text:span text:style-name="T40"> rezist na life a death m</text:span><text:span text:style-name="T1">ít budou.</text:span></text:p>
      <text:p text:style-name="P47">– Rezist na life by měl snižovat účinnost healů (a nebo damage, když je cíl undead).</text:p>
      <text:p text:style-name="P2"/>
      <text:p text:style-name="P2">/* <text:span text:style-name="T62">Místo holy a unholy možná dát Divine a nerozlišovat je. A nebo je zrušit úplně.</text:span> */</text:p>
      <text:p text:style-name="P2"/>
      <text:p text:style-name="P2">/*</text:p>
      <text:p text:style-name="P11"><text:span text:style-name="T41">You hit baby dragon with your </text:span><text:span text:style-name="T10">‚</text:span><text:span text:style-name="T44">mortal strike‛</text:span><text:span text:style-name="T41"> for </text:span><text:span text:style-name="T42">64</text:span><text:span text:style-name="T41"> </text:span><text:span text:style-name="T11">(-12%) </text:span><text:span text:style-name="T41">and </text:span><text:span text:style-name="T43">33</text:span><text:span text:style-name="T44"> </text:span><text:span text:style-name="T5">(+</text:span><text:span text:style-name="T55">5%</text:span><text:span text:style-name="T5">)</text:span><text:span text:style-name="T44">.</text:span></text:p>
      <text:p text:style-name="P11"><text:span text:style-name="T44">// </text:span><text:span text:style-name="T5">čísla v závorkách jsou vulnerability bonusy. </text:span><text:span text:style-name="T45">Asi by se </text:span><text:span text:style-name="T5">měhla</text:span><text:span text:style-name="T45"> zobrazovat jen s p</text:span><text:span text:style-name="T5">říslušným skillem (možná různé skilly na různé druhy vulnerabilit? </text:span><text:span text:style-name="T6">Asi ne, vulnerabilita může mít různé důvody, například že je mob imunní na physical a já nemám magickou zbraň, že má vysoký rezist na daný typ útoku, atd. Bylo by to matoucí, kdyby to neříkalo správné, tj. celkové číslo</text:span><text:span text:style-name="T5">).</text:span></text:p>
      <text:p text:style-name="P48">*/</text:p>
      <text:p text:style-name="P11"/>
      <text:h text:style-name="P53" text:outline-level="3"><text:span text:style-name="T5">Kombinování </text:span><text:span text:style-name="T9">rezistů a elementů</text:span></text:h>
      <text:p text:style-name="P38"><text:span text:style-name="T1">Firefist může například mít 60% </text:span><text:span text:style-name="T24">P</text:span>hysical crush damage a 40% <text:span text:style-name="T24">F</text:span>ire <text:span text:style-name="T24">burn</text:span> damage.</text:p>
      <text:p text:style-name="P38">- <text:span text:style-name="T24">Elementy jsou výhradní, už se nedělí. Když bych je hodně toužil mixovat, tak můžu udělat něco jako 50% </text:span><text:span text:style-name="T65">Arcane crush + 50% </text:span><text:span text:style-name="T24">Fire crush.</text:span></text:p>
      <text:p text:style-name="P49"/>
      <text:h text:style-name="P56" text:outline-level="2"><text:soft-page-break/>Physical/magical</text:h>
      <text:p text:style-name="P32">– <text:span text:style-name="T52">to je source damage. Tj může být physical fire stejně jako magical fire</text:span></text:p>
      <text:p text:style-name="P32">/* <text:span text:style-name="T64">Nebrat, Physical je prostě jeden z elementů. Je to lepší, protože to dává víc možností. Physical/magical dává jen možnosti umím/neumím</text:span> */</text:p>
      <text:p text:style-name="P32"/>
      <text:h text:style-name="P54" text:outline-level="3">Kombinov<text:span text:style-name="T1">ání physical a magical</text:span></text:h>
      <text:p text:style-name="P36"><text:span text:style-name="T1">Firefist může například mít 60% </text:span>physical crush damage a 40% magical fire damage.</text:p>
      <text:p text:style-name="P10"/>
      <text:h text:style-name="P57" text:outline-level="2"><text:span text:style-name="T4">Holy</text:span><text:span text:style-name="T44">/</text:span><text:span text:style-name="T4">unholy</text:span></text:h>
      <text:p text:style-name="P35"><text:span text:style-name="T3">Undead může být unholy /* ale nemusí, pokud například vz</text:span><text:span text:style-name="T7">n</text:span><text:span text:style-name="T3">iknul samovolně – nebude to moc matoucí? </text:span><text:span text:style-name="T8">Asi bude, takže spíš nebrat */</text:span></text:p>
      <text:p text:style-name="P35"><text:span text:style-name="T8">– </text:span><text:span text:style-name="T9">Tohle nejspíš vůbec neřešit</text:span></text:p>
      <text:h text:style-name="P58" text:outline-level="1">Colors</text:h>
      <text:p text:style-name="P24">echo <text:s/></text:p>
      <text:p text:style-name="P28"><text:span text:style-name="T46">echo &amp;w</text:span> slash</text:p>
      <text:p text:style-name="P28"><text:span text:style-name="T46">echo &amp;Y </text:span>pierce</text:p>
      <text:p text:style-name="P28"><text:span text:style-name="T46">echo &amp;y</text:span> crush</text:p>
      <text:p text:style-name="P28"><text:span text:style-name="T46">echo &amp;r</text:span> burn</text:p>
      <text:p text:style-name="P28"><text:span text:style-name="T46">echo &amp;G</text:span> internal</text:p>
      <text:p text:style-name="P40"><text:span text:style-name="T46">echo &amp;</text:span><text:span text:style-name="T47">m</text:span> spiritual</text:p>
      <text:p text:style-name="P24">echo <text:s/></text:p>
      <text:p text:style-name="P28"><text:span text:style-name="T46">&amp;w</text:span>slash<text:span text:style-name="T46"> &amp;Y</text:span>pierce<text:span text:style-name="T46"> &amp;y</text:span>crush<text:span text:style-name="T46"> &amp;r</text:span>burn<text:span text:style-name="T46"> &amp;G</text:span>internal <text:span text:style-name="T46">&amp;c</text:span><text:span text:style-name="T68">spiritual</text:span></text:p>
      <text:p text:style-name="P20">KbB<text:span text:style-name="T48">r</text:span>RgGmMcCyY<text:span text:style-name="T48">w</text:span>W</text:p>
      <text:p text:style-name="P20">echo <text:s/></text:p>
      <text:p text:style-name="P19"><text:span text:style-name="T71">echo &amp;w </text:span><text:span text:style-name="T13">Physical</text:span></text:p>
      <text:p text:style-name="P19"><text:span text:style-name="T71">echo &amp;R </text:span>Fire</text:p>
      <text:p text:style-name="P19"><text:span text:style-name="T71">echo &amp;B </text:span>Water</text:p>
      <text:p text:style-name="P19"><text:span text:style-name="T71">echo &amp;y </text:span><text:span text:style-name="T1">Earth</text:span></text:p>
      <text:p text:style-name="P19"><text:span text:style-name="T71">echo &amp;C </text:span><text:span text:style-name="T1">Air</text:span></text:p>
      <text:p text:style-name="P19"><text:span text:style-name="T71">echo &amp;K </text:span><text:span text:style-name="T1">Death</text:span></text:p>
      <text:p text:style-name="P19"><text:span text:style-name="T71">echo &amp;W </text:span><text:span text:style-name="T1">Life</text:span></text:p>
      <text:p text:style-name="P19"><text:span text:style-name="T71">echo &amp;c </text:span><text:span text:style-name="T12">Mind </text:span><text:span text:style-name="T39">(Mental resist)</text:span></text:p>
      <text:p text:style-name="P19"><text:span text:style-name="T71">echo &amp;m </text:span><text:span text:style-name="T14">Arcane</text:span></text:p>
      <text:p text:style-name="P19"><text:span text:style-name="T71">&amp;w </text:span><text:span text:style-name="T13">Physical</text:span><text:span text:style-name="T71"> &amp;R</text:span>Fire<text:span text:style-name="T71"> &amp;B</text:span>Water<text:span text:style-name="T71"> &amp;y</text:span><text:span text:style-name="T1">Earth</text:span><text:span text:style-name="T71"> &amp;c</text:span><text:span text:style-name="T1">Air</text:span><text:span text:style-name="T71"> &amp;K</text:span><text:span text:style-name="T1">Death</text:span><text:span text:style-name="T71"> &amp;W</text:span><text:span text:style-name="T1">Life</text:span><text:span text:style-name="T71"> &amp;C</text:span><text:span text:style-name="T12">Mind</text:span><text:span text:style-name="T71"> &amp;m</text:span><text:span text:style-name="T14">Arcane</text:span></text:p>
      <text:p text:style-name="P19"><text:span text:style-name="T14">– </text:span><text:span text:style-name="T34">když by bílá moc svítila, tak life může být </text:span><text:span text:style-name="T75">&amp;G</text:span></text:p>
      <text:p text:style-name="P19"/>
      <text:p text:style-name="P22">&amp;gYou<text:span text:style-name="T72">r</text:span> &amp;c<text:span text:style-name="T72">'</text:span><text:span text:style-name="T1">magic missile</text:span><text:span text:style-name="T30">' </text:span><text:span text:style-name="T73">&amp;ghits </text:span>baby dragon<text:span text:style-name="T1"> </text:span>&amp;gfor <text:span text:style-name="T71">&amp;Y</text:span>140 <text:span text:style-name="T71">&amp;m</text:span>Arcane &amp;gdamage.</text:p>
      <text:p text:style-name="P22">&amp;gYou<text:span text:style-name="T72">r</text:span> &amp;<text:span text:style-name="T72">y'</text:span>strike body<text:span text:style-name="T72">'</text:span><text:span text:style-name="T30"> </text:span><text:span text:style-name="T73">&amp;ghits </text:span>baby dragon<text:span text:style-name="T1"> </text:span>&amp;gfor <text:span text:style-name="T71">&amp;y</text:span>140 <text:span text:style-name="T71">&amp;w</text:span>Physical &amp;gdamage.</text:p>
      <text:p text:style-name="P22"><text:soft-page-break/>&amp;gYou<text:span text:style-name="T72">r</text:span> &amp;<text:span text:style-name="T72">y'flaming fist'</text:span><text:span text:style-name="T30"> </text:span><text:span text:style-name="T73">&amp;</text:span><text:span text:style-name="T31">g</text:span><text:span text:style-name="T72">hits </text:span>baby dragon<text:span text:style-name="T1"> </text:span>&amp;gfor <text:span text:style-name="T71">&amp;y</text:span>40 <text:span text:style-name="T71">&amp;w</text:span>Physical <text:span text:style-name="T72">&amp;gand &amp;r100 &amp;RFire</text:span> &amp;gdamage.</text:p>
      <text:p text:style-name="P23">// nebo obr<text:span text:style-name="T1">áceně, tj elementem obarvit číslici a vypsat rezist:</text:span></text:p>
      <text:p text:style-name="P22"><text:span text:style-name="T1">&amp;gYou</text:span><text:span text:style-name="T30">r </text:span><text:span text:style-name="T1">&amp;</text:span><text:span text:style-name="T30">y'flaming fist' </text:span><text:span text:style-name="T73">&amp;</text:span><text:span text:style-name="T31">g</text:span><text:span text:style-name="T30">hits </text:span><text:span text:style-name="T1">baby dragon &amp;gfor </text:span><text:span text:style-name="T29">&amp;w</text:span><text:span text:style-name="T1">40 </text:span><text:span text:style-name="T29">&amp;y</text:span><text:span text:style-name="T31">crushing</text:span><text:span text:style-name="T1"> </text:span><text:span text:style-name="T30">&amp;gand &amp;R100 &amp;r</text:span><text:span text:style-name="T31">burning</text:span><text:span text:style-name="T1"> &amp;gdamage.</text:span></text:p>
      <text:p text:style-name="P22"><text:span text:style-name="T1">// </text:span><text:span text:style-name="T73">a n</text:span><text:span text:style-name="T31">ázev skillu případně taky obarvovat podle primárho elementu, pod který skill spadá:</text:span></text:p>
      <text:p text:style-name="P22"><text:span text:style-name="T31">&amp;gYou</text:span><text:span text:style-name="T30">r </text:span><text:span text:style-name="T73">&amp;g</text:span><text:span text:style-name="T30">'</text:span><text:span text:style-name="T31">&amp;R</text:span><text:span text:style-name="T30">flaming fist</text:span><text:span text:style-name="T31">&amp;g</text:span><text:span text:style-name="T30">' hits </text:span><text:span text:style-name="T31">baby dragon &amp;gfor </text:span><text:span text:style-name="T29">&amp;w</text:span><text:span text:style-name="T31">40 </text:span><text:span text:style-name="T29">&amp;y</text:span><text:span text:style-name="T31">crushing </text:span><text:span text:style-name="T30">&amp;gand &amp;R100 &amp;r</text:span><text:span text:style-name="T31">burning &amp;gdamage.</text:span></text:p>
      <text:p text:style-name="P22"/>
      <text:p text:style-name="P22">// <text:span text:style-name="T73">P</text:span><text:span text:style-name="T31">řípadně úplně kompaktně (závorky <text:s/>jsou element, číslo je rezist)</text:span></text:p>
      <text:p text:style-name="P22"><text:span text:style-name="T31">&amp;gYou</text:span><text:span text:style-name="T30">r </text:span><text:span text:style-name="T31">&amp;g</text:span><text:span text:style-name="T30">'</text:span><text:span text:style-name="T31">&amp;R</text:span><text:span text:style-name="T30">flaming fist</text:span><text:span text:style-name="T31">&amp;g</text:span><text:span text:style-name="T30">' hits </text:span><text:span text:style-name="T31">baby dragon</text:span><text:span text:style-name="T29">&amp;</text:span><text:span text:style-name="T31">g (&amp;y40&amp;g)(</text:span><text:span text:style-name="T30">&amp;r100&amp;</text:span><text:span text:style-name="T31">g) &amp;g[&amp;R40%&amp;g]</text:span></text:p>
      <text:p text:style-name="P22"><text:span text:style-name="T31">&amp;gYou</text:span><text:span text:style-name="T30">r </text:span><text:span text:style-name="T31">&amp;g</text:span><text:span text:style-name="T30">'</text:span><text:span text:style-name="T31">&amp;R</text:span><text:span text:style-name="T30">flaming fist</text:span><text:span text:style-name="T31">&amp;g</text:span><text:span text:style-name="T30">' hits </text:span><text:span text:style-name="T31">baby dragon</text:span><text:span text:style-name="T29">&amp;</text:span><text:span text:style-name="T73">g</text:span><text:span text:style-name="T31"> </text:span><text:span text:style-name="T73">&amp;g(+5% &amp;y</text:span><text:span text:style-name="T31">40</text:span><text:span text:style-name="T76">&amp;g)</text:span><text:span text:style-name="T30">&amp;</text:span><text:span text:style-name="T73">g(-15% </text:span><text:span text:style-name="T30">&amp;r100</text:span><text:span text:style-name="T76">&amp;g)</text:span><text:span text:style-name="T30"> </text:span><text:span text:style-name="T73">&amp;g[&amp;R40%&amp;g]</text:span></text:p>
      <text:p text:style-name="P22">- <text:span text:style-name="T74">asi takhle. Tak</text:span><text:span text:style-name="T32">že závěr: Název skillu je obarvený podle převládajícího elementu (první uvedený, pokud je to 50 na 50). Hodnoty damage jsou podle rezistu.</text:span></text:p>
      <text:p text:style-name="P22"><text:span text:style-name="T32">– </text:span><text:span text:style-name="T33">obarvování skillů podle elementu vypadá hezky a bude to působit stylově – nekromant bude mít většinu skillů černých, atd.</text:span></text:p>
      <text:p text:style-name="P50"/>
      <text:p text:style-name="P52">Test mobove:</text:p>
      <text:p text:style-name="P51">ohnivy elemental, psionicka iluze, kostlivec, demon, ledovy drak, kamenny golem, flesh golem, hradni brana (to je predmet, ale necht na nej jde utocit ;-)), nemrtvy drak (dracolich), ozivly strom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2cm" style:contextual-spacing="false" fo:text-align="justify" style:justify-single-word="false" fo:background-color="transparent">
        <style:background-image/>
      </style:paragraph-properties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margin-top="0.4cm" fo:margin-bottom="0.101cm" style:contextual-spacing="false" fo:text-indent="0cm" style:auto-text-indent="false" fo:keep-with-next="always"/>
      <style:text-properties fo:font-size="20pt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3cm" fo:margin-bottom="0.101cm" style:contextual-spacing="false" fo:text-indent="0cm" style:auto-text-indent="false" fo:keep-with-next="always"/>
      <style:text-properties fo:font-size="18pt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199cm" fo:margin-bottom="0.101cm" style:contextual-spacing="false" fo:text-indent="0cm" style:auto-text-indent="false" fo:background-color="transparent" fo:keep-with-next="always">
        <style:background-image/>
      </style:paragraph-properties>
      <style:text-properties fo:font-size="16pt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99cm" fo:margin-bottom="0.101cm" style:contextual-spacing="false" fo:text-indent="0cm" style:auto-text-indent="false" fo:background-color="transparent" fo:keep-with-next="auto">
        <style:background-image/>
      </style:paragraph-properties>
      <style:text-properties style:font-name="Times New Roman" fo:font-family="'Times New Roman'" style:font-family-generic="roman" style:font-pitch="variable" fo:font-size="14pt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199cm" fo:margin-bottom="0.101cm" style:contextual-spacing="false" fo:text-indent="0cm" style:auto-text-indent="false"/>
      <style:text-properties style:font-name="Times New Roman" fo:font-family="'Times New Roman'" style:font-family-generic="roman" style:font-pitch="variable" fo:font-size="12pt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99cm" fo:margin-bottom="0.101cm" style:contextual-spacing="false" fo:text-indent="0cm" style:auto-text-indent="false"/>
      <style:text-properties style:font-name="Times New Roman" fo:font-family="'Times New Roman'" style:font-family-generic="roman" style:font-pitch="variable" fo:font-size="11pt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203cm" fo:margin-bottom="0.102cm" style:contextual-spacing="false" fo:text-indent="0cm" style:auto-text-indent="false"/>
      <style:text-properties style:font-name="Times New Roman" fo:font-family="'Times New Roman'" style:font-family-generic="roman" style:font-pitch="variable" fo:font-size="10.5pt" fo:language="cs" fo:country="CZ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203cm" fo:margin-bottom="0.102cm" style:contextual-spacing="false" fo:text-indent="0cm" style:auto-text-indent="false"/>
      <style:text-properties style:font-name="Times New Roman" fo:font-family="'Times New Roman'" style:font-family-generic="roman" style:font-pitch="variable" fo:font-size="10pt" fo:language="cs" fo:country="CZ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203cm" fo:margin-bottom="0.102cm" style:contextual-spacing="false" fo:text-indent="0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Example_20_header" style:display-name="Example header" style:family="paragraph" style:parent-style-name="Standard">
      <style:text-properties fo:font-style="italic" style:font-style-asian="italic"/>
    </style:style>
    <style:style style:name="Comment" style:family="paragraph" style:parent-style-name="Standard">
      <style:text-properties fo:font-size="8pt" style:font-size-asian="8pt" style:font-size-complex="10pt"/>
    </style:style>
    <style:style style:name="Example" style:family="paragraph" style:parent-style-name="Standard">
      <style:text-properties fo:font-size="10pt" fo:font-style="italic" style:font-size-asian="10pt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5-06-14T13:41:00.218000000</dc:date>
    <meta:print-date>2113-01-01T00:00:00</meta:print-date>
    <meta:editing-cycles>4422</meta:editing-cycles>
    <meta:editing-duration>P13DT6H52M38S</meta:editing-duration>
    <meta:generator>LibreOffice/4.2.4.2$Windows_x86 LibreOffice_project/63150712c6d317d27ce2db16eb94c2f3d7b699f8</meta:generator>
    <meta:document-statistic meta:table-count="0" meta:image-count="0" meta:object-count="0" meta:page-count="5" meta:paragraph-count="129" meta:word-count="1021" meta:character-count="6391" meta:non-whitespace-character-count="5459"/>
  </office:meta>
</office:document-meta>
</file>